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List_20_Paragraph">
      <style:paragraph-properties style:line-height-at-least="0cm"/>
    </style:style>
    <style:style style:name="P3" style:family="paragraph" style:parent-style-name="List_20_Paragraph" style:list-style-name="WWNum4">
      <style:paragraph-properties style:line-height-at-least="0cm"/>
    </style:style>
    <style:style style:name="P4" style:family="paragraph" style:parent-style-name="List_20_Paragraph" style:list-style-name="WWNum5">
      <style:paragraph-properties style:line-height-at-least="0cm"/>
    </style:style>
    <style:style style:name="P5" style:family="paragraph" style:parent-style-name="List_20_Paragraph" style:list-style-name="WWNum7">
      <style:paragraph-properties style:line-height-at-least="0cm"/>
    </style:style>
    <style:style style:name="P6" style:family="paragraph" style:parent-style-name="List_20_Paragraph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7" style:family="paragraph" style:parent-style-name="List_20_Paragraph" style:list-style-name="WWNum4">
      <style:paragraph-properties fo:margin-left="0.635cm" fo:margin-right="0cm" fo:text-indent="-0.63cm" style:auto-text-indent="false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9" style:family="paragraph" style:parent-style-name="List_20_Paragraph">
      <style:paragraph-properties fo:margin-left="0.635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0" style:family="paragraph" style:parent-style-name="List_20_Paragraph" style:list-style-name="WWNum6">
      <style:paragraph-properties fo:margin-left="1.27cm" fo:margin-right="0cm" fo:text-indent="-0.63cm" style:auto-text-indent="false"/>
    </style:style>
    <style:style style:name="P11" style:family="paragraph" style:parent-style-name="List_20_Paragraph">
      <style:paragraph-properties fo:margin-left="1.397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2" style:family="paragraph" style:parent-style-name="List_20_Paragraph">
      <style:paragraph-properties fo:margin-left="1.397cm" fo:margin-right="0cm" style:line-height-at-least="0cm" fo:text-indent="0cm" style:auto-text-indent="false"/>
    </style:style>
    <style:style style:name="P13" style:family="paragraph" style:parent-style-name="List_20_Paragraph">
      <style:paragraph-properties fo:margin-left="2.032cm" fo:margin-right="0cm" style:line-height-at-least="0cm" fo:text-indent="0cm" style:auto-text-indent="false"/>
    </style:style>
    <style:style style:name="P14" style:family="paragraph" style:parent-style-name="List_20_Paragraph">
      <style:paragraph-properties fo:margin-left="2.032cm" fo:margin-right="0cm" style:line-height-at-least="0cm" fo:text-indent="0cm" style:auto-text-indent="false"/>
      <style:text-properties officeooo:paragraph-rsid="0019afa6"/>
    </style:style>
    <style:style style:name="P15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16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Times New Roman" fo:font-size="15pt" fo:language="en" fo:country="US" officeooo:rsid="0019afa6" style:font-name-asian="Times New Roman1" style:font-size-asian="15pt" style:font-name-complex="Times New Roman1" style:font-size-complex="15pt"/>
    </style:style>
    <style:style style:name="P17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Times New Roman" fo:font-size="15pt" fo:language="en" fo:country="US" officeooo:rsid="0019afa6" officeooo:paragraph-rsid="0019afa6" style:font-name-asian="Times New Roman1" style:font-size-asian="15pt" style:font-name-complex="Times New Roman1" style:font-size-complex="15pt"/>
    </style:style>
    <style:style style:name="P18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9" style:family="paragraph" style:parent-style-name="List_20_Paragraph">
      <style:paragraph-properties fo:margin-left="2.032cm" fo:margin-right="0cm" style:line-height-at-least="0cm" fo:text-indent="0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20" style:family="paragraph" style:parent-style-name="List_20_Paragraph">
      <style:paragraph-properties fo:margin-left="2.032cm" fo:margin-right="0cm" style:line-height-at-least="0cm" fo:text-indent="0cm" style:auto-text-indent="false"/>
      <style:text-properties fo:language="en" fo:country="US"/>
    </style:style>
    <style:style style:name="P21" style:family="paragraph" style:parent-style-name="List_20_Paragraph" style:list-style-name="WWNum4">
      <style:paragraph-properties style:line-height-at-least="0cm" fo:break-before="page"/>
    </style:style>
    <style:style style:name="P22" style:family="paragraph" style:parent-style-name="List_20_Paragraph" style:list-style-name="WWNum5">
      <style:paragraph-properties style:line-height-at-least="0cm" fo:break-before="page"/>
    </style:style>
    <style:style style:name="P23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24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25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26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27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28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29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30" style:family="paragraph" style:parent-style-name="Standard">
      <style:paragraph-properties style:line-height-at-least="0cm"/>
    </style:style>
    <style:style style:name="P31" style:family="paragraph" style:parent-style-name="Standard">
      <style:paragraph-properties style:line-height-at-least="0cm" fo:text-align="end" style:justify-single-word="false"/>
      <style:text-properties officeooo:paragraph-rsid="001985fc"/>
    </style:style>
    <style:style style:name="P32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33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</style:style>
    <style:style style:name="P34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</style:style>
    <style:style style:name="P35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3.5pt" style:font-name-asian="Times New Roman1" style:font-size-asian="13.5pt"/>
    </style:style>
    <style:style style:name="P36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37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1985fc"/>
    </style:style>
    <style:style style:name="P38" style:family="paragraph" style:parent-style-name="Standard">
      <style:paragraph-properties fo:margin-top="0cm" fo:margin-bottom="0.282cm" loext:contextual-spacing="false" fo:line-height="108%"/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39" style:family="paragraph" style:parent-style-name="Standard" style:master-page-name="Converted1">
      <style:paragraph-properties style:line-height-at-least="0cm" fo:text-align="center" style:justify-single-word="false" style:page-number="auto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officeooo:rsid="001985fc" style:font-name-asian="Times New Roman1" style:font-size-asian="14pt"/>
    </style:style>
    <style:style style:name="T4" style:family="text">
      <style:text-properties style:font-name="Times New Roman" fo:font-size="14pt" officeooo:rsid="0019afa6" style:font-name-asian="Times New Roman1" style:font-size-asian="14pt"/>
    </style:style>
    <style:style style:name="T5" style:family="text">
      <style:text-properties style:font-name="Times New Roman" fo:font-size="14pt" officeooo:rsid="0019afa6" style:font-name-asian="Times New Roman1" style:font-size-asian="14pt" style:language-asian="ru" style:country-asian="RU" style:font-name-complex="Arial1" style:font-size-complex="10pt"/>
    </style:style>
    <style:style style:name="T6" style:family="text">
      <style:text-properties style:font-name="Times New Roman" fo:font-size="14pt" fo:language="en" fo:country="US" style:font-name-asian="Times New Roman1" style:font-size-asian="14pt"/>
    </style:style>
    <style:style style:name="T7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3.5pt" style:font-name-asian="Times New Roman1" style:font-size-asian="13.5pt"/>
    </style:style>
    <style:style style:name="T10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1" style:family="text"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T12" style:family="text">
      <style:text-properties style:font-name="Times New Roman" fo:font-size="15pt" fo:language="en" fo:country="US" officeooo:rsid="0019afa6" style:font-name-asian="Times New Roman1" style:font-size-asian="15pt" style:language-asian="ru" style:country-asian="RU" style:font-name-complex="Times New Roman1" style:font-size-complex="15pt"/>
    </style:style>
    <style:style style:name="T13" style:family="text">
      <style:text-properties style:font-name="Times New Roman" fo:font-size="15pt" fo:language="en" fo:country="US" fo:font-style="italic" style:font-name-asian="Times New Roman1" style:font-size-asian="15pt" style:font-style-asian="italic" style:font-name-complex="Times New Roman1" style:font-size-complex="15pt" style:font-style-complex="italic"/>
    </style:style>
    <style:style style:name="T14" style:family="text">
      <style:text-properties style:font-name="Times New Roman" fo:font-size="15pt" fo:font-style="italic" style:font-name-asian="Times New Roman1" style:font-size-asian="15pt" style:font-style-asian="italic" style:font-name-complex="Times New Roman1" style:font-size-complex="15pt" style:font-style-complex="italic"/>
    </style:style>
    <style:style style:name="T15" style:family="text">
      <style:text-properties style:font-name="Times New Roman" fo:font-size="15pt" fo:font-style="italic" officeooo:rsid="0019afa6" style:font-name-asian="Times New Roman1" style:font-size-asian="15pt" style:font-style-asian="italic" style:font-name-complex="Times New Roman1" style:font-size-complex="15pt" style:font-style-complex="italic"/>
    </style:style>
    <style:style style:name="T16" style:family="text">
      <style:text-properties style:font-name="Times New Roman" fo:font-size="15pt" style:text-underline-style="solid" style:text-underline-width="auto" style:text-underline-color="font-color" style:font-name-asian="Times New Roman1" style:font-size-asian="15pt" style:font-name-complex="Times New Roman1" style:font-size-complex="15pt"/>
    </style:style>
    <style:style style:name="T17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18" style:family="text">
      <style:text-properties style:font-name="Arial" fo:font-size="12pt" fo:language="en" fo:country="US" officeooo:rsid="0019afa6" style:font-name-asian="Times New Roman1" style:font-size-asian="12pt" style:font-size-complex="12pt"/>
    </style:style>
    <style:style style:name="T19" style:family="text">
      <style:text-properties style:font-name="Arial" fo:font-size="12pt" fo:language="en" fo:country="US" officeooo:rsid="0019afa6" style:font-name-asian="Times New Roman1" style:font-size-asian="12pt" style:language-asian="ru" style:country-asian="RU" style:font-name-complex="Arial1" style:font-size-complex="12pt"/>
    </style:style>
    <style:style style:name="T20" style:family="text">
      <style:text-properties style:font-name="Arial" fo:font-size="12pt" style:font-name-asian="Times New Roman1" style:font-size-asian="12pt" style:font-size-complex="12pt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officeooo:rsid="0019af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page1"/><text:span text:style-name="T1">Министерство образования Республики Беларусь Учреждение образования «Белорусский государственный университет информатики и радиоэлектроники»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34"><text:span text:style-name="T1">ОТЧЕТ</text:span></text:p>
      <text:p text:style-name="P25"/>
      <text:p text:style-name="P36"><text:span text:style-name="T1">Лабораторная работа №</text:span><text:span text:style-name="T6">3</text:span></text:p>
      <text:p text:style-name="P36"><text:span text:style-name="T1">по теме</text:span><text:span text:style-name="T2"> №5 «Интернет площадка услуг по заказу такси у различных владельцев (не Uber)»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37"><text:span text:style-name="T1">Выполнил:</text:span></text:p>
      <text:p text:style-name="P37"><text:span text:style-name="T1"><text:s/></text:span><text:span text:style-name="T5">Василюк</text:span><text:span text:style-name="T1"> </text:span><text:span text:style-name="T4">В.И</text:span><text:span text:style-name="T3">.</text:span></text:p>
      <text:p text:style-name="P37"><text:span text:style-name="T1">гр.753502</text:span></text:p>
      <text:p text:style-name="P27"/>
      <text:p text:style-name="P31"><text:span text:style-name="T1">Проверил:</text:span></text:p>
      <text:p text:style-name="P31"><text:span text:style-name="T1"><text:s/>Алексеев И.Г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4"><text:span text:style-name="T9">Минск </text:span></text:p>
      <text:p text:style-name="P34"><text:span text:style-name="T9">БГУИР 2020</text:span></text:p>
      <text:p text:style-name="P35"/>
      <text:p text:style-name="P39"><text:span text:style-name="T7">SQL </text:span><text:span text:style-name="T8">Запросы</text:span></text:p>
      <text:list xml:id="list3405010277" text:style-name="WWNum4">
        <text:list-item>
          <text:p text:style-name="P7"><text:span text:style-name="T10">Реализовать с использованием триггеров создание </text:span><text:span text:style-name="T11">backup</text:span><text:span text:style-name="T10"> копии для каждого типа операции (</text:span><text:span text:style-name="T11">update</text:span><text:span text:style-name="T10">, </text:span><text:span text:style-name="T11">delete</text:span><text:span text:style-name="T10">) с таблицами учетных записей пользователей.</text:span></text:p>
        </text:list-item>
      </text:list>
      <text:p text:style-name="P8"/>
      <text:list xml:id="list3625734581" text:style-name="WWNum6">
        <text:list-item>
          <text:p text:style-name="P10"><text:span text:style-name="T14">Создаем таблицу, в которой будут храниться </text:span><text:span text:style-name="T13">backup</text:span><text:span text:style-name="T14"> копии для каждого типа операций</text:span></text:p>
        </text:list-item>
      </text:list>
      <text:p text:style-name="P1"/>
      <text:p text:style-name="P2"><text:span text:style-name="T17">CREATE TABLE `users_backup` (</text:span></text:p>
      <text:p text:style-name="P2"><text:span text:style-name="T17"><text:s text:c="2"/>`id` INT(10) UNSIGNED NOT NULL AUTO_INCREMENT,</text:span></text:p>
      <text:p text:style-name="P2"><text:span text:style-name="T17"><text:s text:c="2"/>`operation_type` enum('UPDATE','DELETE') NOT NULL,</text:span></text:p>
      <text:p text:style-name="P2"><text:span text:style-name="T17"><text:s text:c="2"/>`user_id` INT(10) UNSIGNED NOT NULL AUTO_INCREMENT,</text:span></text:p>
      <text:p text:style-name="P2"><text:span text:style-name="T17"><text:s text:c="2"/>`change_date` datetime NOT NULL DEFAULT CURRENT_TIMESTAMP,</text:span></text:p>
      <text:p text:style-name="P2"><text:span text:style-name="T17"><text:s text:c="2"/>`login` varchar(45) NOT NULL,</text:span></text:p>
      <text:p text:style-name="P2"><text:span text:style-name="T17"><text:s text:c="2"/>`pwd_hash` varchar(45) NOT NULL,</text:span></text:p>
      <text:p text:style-name="P2"><text:span text:style-name="T17"><text:s text:c="2"/>`role` enum('Клиент','Водитель','Админ','Провайдер') <text:s/>NOT NULL,</text:span></text:p>
      <text:p text:style-name="P2"><text:span text:style-name="T17"><text:s text:c="2"/>`status` enum('Active','Blocked') NOT NULL DEFAULT 'Active',</text:span></text:p>
      <text:p text:style-name="P2"><text:span text:style-name="T17"><text:s text:c="2"/>`block_begin` datetime DEFAULT NULL,</text:span></text:p>
      <text:p text:style-name="P2"><text:span text:style-name="T17"><text:s text:c="2"/>`block_end` datetime DEFAULT NULL,</text:span></text:p>
      <text:p text:style-name="P2"><text:span text:style-name="T17"><text:s text:c="2"/>`registration_date` datetime NOT NULL DEFAULT CURRENT_TIMESTAMP,</text:span></text:p>
      <text:p text:style-name="P2"><text:span text:style-name="T17"><text:s text:c="2"/>`id_name` MEDIUMINT(3) UNSIGNED NOT NULL,</text:span></text:p>
      <text:p text:style-name="P2"><text:span text:style-name="T17"><text:s text:c="2"/>`id_surname` MEDIUMINT(3) UNSIGNED NOT NULL,</text:span></text:p>
      <text:p text:style-name="P2"><text:span text:style-name="T17"><text:s text:c="2"/>`id_middlename` MEDIUMINT(3) UNSIGNED NOT NULL,</text:span></text:p>
      <text:p text:style-name="P2"><text:span text:style-name="T17"><text:s text:c="2"/>`id_passport` MEDIUMINT(3) UNSIGNED NOT NULL,</text:span></text:p>
      <text:p text:style-name="P2"><text:span text:style-name="T17"><text:s text:c="2"/>PRIMARY KEY (`id`)</text:span></text:p>
      <text:p text:style-name="P2"><text:span text:style-name="T17">) ENGINE=InnoDB AUTO_INCREMENT=32 DEFAULT CHARSET=utf8</text:span></text:p>
      <text:p text:style-name="P6"/>
      <text:list xml:id="list104233633427643" text:continue-list="list3405010277" text:style-name="WWNum4">
        <text:list-item>
          <text:list>
            <text:list-item>
              <text:p text:style-name="P3"><text:span text:style-name="T10">Создание </text:span><text:span text:style-name="T11">backup</text:span><text:span text:style-name="T10"> копии для операции </text:span><text:span text:style-name="T12">DELETE</text:span></text:p>
            </text:list-item>
          </text:list>
        </text:list-item>
      </text:list>
      <text:p text:style-name="P11"/>
      <text:list xml:id="list4059978492" text:style-name="WWNum5">
        <text:list-item>
          <text:p text:style-name="P4"><text:span text:style-name="T14">Создаём триггер <text:s/></text:span></text:p>
        </text:list-item>
      </text:list>
      <text:p text:style-name="P13"><text:span text:style-name="T17">CREATE TRIGGER user_back_delete_trigger </text:span></text:p>
      <text:p text:style-name="P13"><text:span text:style-name="T17">BEFORE DELETE ON </text:span><text:span text:style-name="T19">sql_taxi</text:span><text:span text:style-name="T17">.users</text:span></text:p>
      <text:p text:style-name="P13"><text:span text:style-name="T17">FOR EACH ROW</text:span></text:p>
      <text:p text:style-name="P13"><text:span text:style-name="T17">INSERT INTO </text:span><text:span text:style-name="T19">sql_taxi</text:span><text:span text:style-name="T17">.users_backup</text:span></text:p>
      <text:p text:style-name="P13"><text:span text:style-name="T17">(operation_type, user_id, change_date, login, </text:span><text:span text:style-name="T19">pwd_hash</text:span><text:span text:style-name="T17">, role, status, block_begin, block_end, </text:span></text:p>
      <text:p text:style-name="P13"><text:span text:style-name="T17">registration_date, id_name, id_</text:span><text:span text:style-name="T18">sur</text:span><text:span text:style-name="T17">name, id_</text:span><text:span text:style-name="T18">middle</text:span><text:span text:style-name="T17">name, id_p</text:span><text:span text:style-name="T19">assport</text:span><text:span text:style-name="T17">)</text:span></text:p>
      <text:p text:style-name="P13"><text:span text:style-name="T17">VALUES</text:span></text:p>
      <text:p text:style-name="P14"><text:span text:style-name="T17">('</text:span><text:span text:style-name="T19">DELETE</text:span><text:span text:style-name="T17">', OLD.id, NOW(), OLD.login, OLD.</text:span><text:span text:style-name="T19">pwd_hash</text:span><text:span text:style-name="T17">, <text:s/>OLD.role, OLD.status, OLD.block_begin, OLD.block_end, OLD.registration_date, OLD.id_name, OLD.id_</text:span><text:span text:style-name="T18">sur</text:span><text:span text:style-name="T17">name, OLD.id_</text:span><text:span text:style-name="T18">middle</text:span><text:span text:style-name="T17">name, OLD.id_</text:span><text:span text:style-name="T18">passport</text:span><text:span text:style-name="T17">);</text:span></text:p>
      <text:p text:style-name="P15"/>
      <text:p text:style-name="P38"/>
      <text:list xml:id="list104233942310161" text:continue-list="list104233633427643" text:style-name="WWNum4">
        <text:list-item>
          <text:list>
            <text:list-item>
              <text:p text:style-name="P21"><text:span text:style-name="T10">Создание </text:span><text:span text:style-name="T11">backup</text:span><text:span text:style-name="T10"> копии для операции </text:span><text:span text:style-name="T12">UPDATE</text:span></text:p>
            </text:list-item>
          </text:list>
        </text:list-item>
      </text:list>
      <text:p text:style-name="P11"/>
      <text:list xml:id="list104232284684403" text:continue-list="list4059978492" text:style-name="WWNum5">
        <text:list-item>
          <text:p text:style-name="P4"><text:span text:style-name="T14">Создаём триггер</text:span></text:p>
        </text:list-item>
      </text:list>
      <text:p text:style-name="P18"/>
      <text:p text:style-name="P13"><text:span text:style-name="T17">CREATE TRIGGER user_back_update_trigger BEFORE UPDATE ON </text:span><text:span text:style-name="T19">sql_taxi</text:span><text:span text:style-name="T17">.users</text:span></text:p>
      <text:p text:style-name="P13"><text:span text:style-name="T17">FOR EACH ROW</text:span></text:p>
      <text:p text:style-name="P13"><text:span text:style-name="T17">INSERT INTO </text:span><text:span text:style-name="T19">sql_taxi</text:span><text:span text:style-name="T17">.users_backup</text:span></text:p>
      <text:p text:style-name="P14"><text:span text:style-name="T17">(operation_type, user_id, change_date, login, </text:span><text:span text:style-name="T19">pwd_hash</text:span><text:span text:style-name="T17">, role, status, block_begin, block_end, </text:span></text:p>
      <text:p text:style-name="P14"><text:span text:style-name="T17">registration_date, id_name, id_</text:span><text:span text:style-name="T18">sur</text:span><text:span text:style-name="T17">name, id_</text:span><text:span text:style-name="T18">middle</text:span><text:span text:style-name="T17">name, id_p</text:span><text:span text:style-name="T19">assport</text:span><text:span text:style-name="T17">)</text:span></text:p>
      <text:p text:style-name="P14"><text:span text:style-name="T17">VALUES</text:span></text:p>
      <text:p text:style-name="P14"><text:span text:style-name="T17">('</text:span><text:span text:style-name="T19">UPDATE</text:span><text:span text:style-name="T17">', OLD.id, NOW(), OLD.login, OLD.</text:span><text:span text:style-name="T19">pwd_hash</text:span><text:span text:style-name="T17">, <text:s/>OLD.role, OLD.status, OLD.block_begin, OLD.block_end, OLD.registration_date, OLD.id_name, OLD.id_</text:span><text:span text:style-name="T18">sur</text:span><text:span text:style-name="T17">name, OLD.id_</text:span><text:span text:style-name="T18">middle</text:span><text:span text:style-name="T17">name, OLD.id_</text:span><text:span text:style-name="T18">passport</text:span><text:span text:style-name="T17">);</text:span></text:p>
      <text:p text:style-name="P15"/>
      <text:list xml:id="list104233813435355" text:continue-list="list104233942310161" text:style-name="WWNum4">
        <text:list-item>
          <text:p text:style-name="P3"><text:span text:style-name="T10">Реализовать восстановление backup копии для каждого типа операции (update, delete) с таблицами учетных записей пользователей с учетом необходимых блокировок.</text:span></text:p>
        </text:list-item>
      </text:list>
      <text:p text:style-name="P9"/>
      <text:list xml:id="list1107817071" text:style-name="WWNum7">
        <text:list-item>
          <text:p text:style-name="P5"><text:span text:style-name="T14">Получаем информацию о последней операции из таблицы </text:span><text:span text:style-name="T13">c</text:span><text:span text:style-name="T14"> </text:span><text:span text:style-name="T13">backup</text:span><text:span text:style-name="T14"> копиями</text:span></text:p>
        </text:list-item>
      </text:list>
      <text:p text:style-name="P18"/>
      <text:p text:style-name="P13"><text:span text:style-name="T17">SELECT </text:span><text:span text:style-name="T20">*</text:span><text:span text:style-name="T17"> FROM users_backup</text:span></text:p>
      <text:p text:style-name="P13"><text:span text:style-name="T17">ORDER BY change_date DESC</text:span></text:p>
      <text:p text:style-name="P13"><text:span text:style-name="T19">LIMIT</text:span><text:span text:style-name="T17"> 1;</text:span></text:p>
      <text:p text:style-name="P30"><text:bookmark text:name="_Hlk36749226"/></text:p>
      <text:list xml:id="list104232578336262" text:continue-list="list104233813435355" text:style-name="WWNum4">
        <text:list-item>
          <text:list>
            <text:list-item>
              <text:p text:style-name="P3"><text:span text:style-name="T10">Восстановление </text:span><text:span text:style-name="T11">backup</text:span><text:span text:style-name="T10"> копии операции типа </text:span><text:span text:style-name="T11">UPDATE</text:span></text:p>
            </text:list-item>
          </text:list>
        </text:list-item>
      </text:list>
      <text:p text:style-name="P11"/>
      <text:list xml:id="list104232921264641" text:continue-list="list104232284684403" text:style-name="WWNum5">
        <text:list-item>
          <text:p text:style-name="P4"><text:span text:style-name="T14">Блокируем таблицы</text:span></text:p>
        </text:list-item>
      </text:list>
      <text:p text:style-name="P13"><text:span text:style-name="T17">LOCK TABLE users WRITE, users_backup READ;</text:span></text:p>
      <text:p text:style-name="P19"/>
      <text:list xml:id="list104233125336919" text:continue-numbering="true" text:style-name="WWNum5">
        <text:list-item>
          <text:p text:style-name="P4"><text:span text:style-name="T11"><text:s/></text:span><text:span text:style-name="T14">Восстанавливаем учетную запись пользователя <text:s/></text:span></text:p>
        </text:list-item>
      </text:list>
      <text:p text:style-name="P16"/>
      <text:p text:style-name="P17"><text:span text:style-name="T21">use sql_taxi;</text:span></text:p>
      <text:p text:style-name="P13"><text:span text:style-name="T17">UPDATE </text:span><text:span text:style-name="T19">Person</text:span><text:span text:style-name="T17"> SET </text:span></text:p>
      <text:p text:style-name="P13"><text:span text:style-name="T19">pwd_hash</text:span><text:span text:style-name="T17"> = '{*}', role = '{*}',</text:span></text:p>
      <text:p text:style-name="P13"><text:span text:style-name="T17">status = '{*}', block_begin = '{*}',</text:span></text:p>
      <text:p text:style-name="P13"><text:span text:style-name="T17">block_end = '{*}', id_name = {*},</text:span></text:p>
      <text:p text:style-name="P13"><text:span text:style-name="T17">id_</text:span><text:span text:style-name="T18">sur</text:span><text:span text:style-name="T17">name = {*}, id_</text:span><text:span text:style-name="T18">middle</text:span><text:span text:style-name="T17">name = {*},</text:span></text:p>
      <text:p text:style-name="P13"><text:span text:style-name="T17">id_</text:span><text:span text:style-name="T18">passport</text:span><text:span text:style-name="T17"> = {*}</text:span></text:p>
      <text:p text:style-name="P13"><text:span text:style-name="T17">WHERE id = '{*}'</text:span></text:p>
      <text:p text:style-name="P38"/>
      <text:list xml:id="list104233299958852" text:continue-numbering="true" text:style-name="WWNum5">
        <text:list-item>
          <text:p text:style-name="P22"><text:span text:style-name="T10"><text:s/></text:span><text:span text:style-name="T14">Удаляем данные, которые запи</text:span><text:span text:style-name="T15">са</text:span><text:span text:style-name="T14">лись в таблицу </text:span><text:span text:style-name="T13">backup</text:span><text:span text:style-name="T14"> копий, при восстановления учетной записи ранее</text:span></text:p>
        </text:list-item>
      </text:list>
      <text:p text:style-name="P18"/>
      <text:p text:style-name="P13"><text:span text:style-name="T17">DELETE FROM </text:span><text:span text:style-name="T19">users</text:span><text:span text:style-name="T17">_backup</text:span></text:p>
      <text:p text:style-name="P13"><text:span text:style-name="T17">WHERE user_id = {*}</text:span></text:p>
      <text:p text:style-name="P14"><text:span text:style-name="T17">ORDER BY change_date DESC </text:span></text:p>
      <text:p text:style-name="P14"><text:span text:style-name="T19">LIMIT</text:span><text:span text:style-name="T17"> 1</text:span></text:p>
      <text:p text:style-name="P15"/>
      <text:list xml:id="list104234054026108" text:continue-numbering="true" text:style-name="WWNum5">
        <text:list-item>
          <text:p text:style-name="P4"><text:span text:style-name="T14">Разблокируем таблицы</text:span></text:p>
        </text:list-item>
      </text:list>
      <text:p text:style-name="P13"><text:span text:style-name="T20">UNLOCK TABLES;</text:span></text:p>
      <text:p text:style-name="P11"/>
      <text:list xml:id="list104233686598619" text:continue-list="list104232578336262" text:style-name="WWNum4">
        <text:list-item>
          <text:list>
            <text:list-item>
              <text:p text:style-name="P3"><text:span text:style-name="T10">Восстановление backup копии операции типа </text:span><text:span text:style-name="T11">DELETE</text:span></text:p>
            </text:list-item>
          </text:list>
        </text:list-item>
      </text:list>
      <text:p text:style-name="P11"/>
      <text:list xml:id="list104232904351326" text:continue-list="list104234054026108" text:style-name="WWNum5">
        <text:list-item>
          <text:p text:style-name="P4"><text:span text:style-name="T14">Блокируем таблицы</text:span></text:p>
        </text:list-item>
      </text:list>
      <text:p text:style-name="P13"><text:span text:style-name="T17">LOCK TABLE users WRITE, users_backup READ;</text:span></text:p>
      <text:p text:style-name="P20"/>
      <text:list xml:id="list104233103089982" text:continue-numbering="true" text:style-name="WWNum5">
        <text:list-item>
          <text:p text:style-name="P4"><text:span text:style-name="T11"><text:s/></text:span><text:span text:style-name="T14">Восстанавливаем учетную запись пользователя <text:s/></text:span></text:p>
        </text:list-item>
      </text:list>
      <text:p text:style-name="P15"/>
      <text:p text:style-name="P13"><text:span text:style-name="T17">INSERT INTO </text:span><text:span text:style-name="T19">Person</text:span><text:span text:style-name="T17">(id, login, </text:span><text:span text:style-name="T19">pwd_hash</text:span><text:span text:style-name="T17">, status, role, block_begin, block_end, registration_date, id_name, id_</text:span><text:span text:style-name="T18">sur</text:span><text:span text:style-name="T17">name, id_</text:span><text:span text:style-name="T18">middle</text:span><text:span text:style-name="T17">name, id_passport)</text:span></text:p>
      <text:p text:style-name="P13"><text:span text:style-name="T17">VALUES </text:span></text:p>
      <text:p text:style-name="P13"><text:span text:style-name="T17">({*}, '{*}', '{*}', '{*}', '{*}', '{*}', '{*}', '{*}', {*}, {*}, {*}, {*});</text:span><text:bookmark text:name="_GoBack"/></text:p>
      <text:p text:style-name="P15"/>
      <text:list xml:id="list104233230067973" text:continue-numbering="true" text:style-name="WWNum5">
        <text:list-item>
          <text:p text:style-name="P4"><text:span text:style-name="T14">Разблокируем таблицы</text:span></text:p>
        </text:list-item>
      </text:list>
      <text:p text:style-name="P13"><text:span text:style-name="T20">UNLOCK TABLES;</text:span></text:p>
      <text:p text:style-name="P32"/>
      <text:list xml:id="list104233206249499" text:continue-list="list1107817071" text:style-name="WWNum7">
        <text:list-item>
          <text:p text:style-name="P5"><text:span text:style-name="T14">Удаляем из </text:span><text:span text:style-name="T13">backup</text:span><text:span text:style-name="T14"> данные, которые восстановили</text:span></text:p>
        </text:list-item>
      </text:list>
      <text:p text:style-name="P12"><text:span text:style-name="T17">DELETE FROM </text:span><text:span text:style-name="T19">users</text:span><text:span text:style-name="T17">_backup WHERE id = {*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5pt" fo:font-weight="bold" style:font-weight-asian="bold" style:font-weight-complex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5pt" fo:font-style="italic" fo:font-weight="bold" style:font-style-asian="italic" style:font-weight-asian="bold" style:font-style-complex="italic" style:font-weight-complex="bold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3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87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5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3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8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7cm" fo:margin-bottom="1.596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6</meta:editing-cycles>
    <meta:creation-date>2020-02-14T12:40:00</meta:creation-date>
    <dc:date>2020-05-28T10:42:31.831792701</dc:date>
    <meta:editing-duration>PT2H4M59S</meta:editing-duration>
    <meta:generator>LibreOffice/6.3.3.2$Linux_X86_64 LibreOffice_project/30$Build-2</meta:generator>
    <meta:document-statistic meta:table-count="0" meta:image-count="0" meta:object-count="0" meta:page-count="4" meta:paragraph-count="86" meta:word-count="461" meta:character-count="3840" meta:non-whitespace-character-count="34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